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6.6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6.07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ANNOTATIONS.$A$1:.$A$3])" table:allow-empty-cell="true" table:display-list="unsorted" table:base-cell-address="b01.B2">
          <table:error-message table:message-type="stop" table:display="true"/>
        </table:content-validation>
      </table:content-validations>
      <table:table table:name="b01" table:style-name="ta1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ON_GROUND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ON_GROUND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ON_GROUND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ON_GROUND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ON_GROUND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ON_GROUND</text:p>
          </table:table-cell>
          <table:table-cell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IN_THE_AIR</text:p>
          </table:table-cell>
          <table:table-cell office:value-type="string" calcext:value-type="string">
            <text:p>ON_GROUND</text:p>
          </table:table-cell>
          <table:table-cell table:number-columns-repeated="1021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02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 table:number-rows-repeated="12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01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02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 table:number-rows-repeated="74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01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OT_IN_FRAME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59]+1"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0]+1"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1]+1"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2]+1"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3]+1"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table:formula="of:=[.A64]+1" office:value-type="float" office:value="63" calcext:value-type="float">
            <text:p>6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5]+1" office:value-type="float" office:value="64" calcext:value-type="float">
            <text:p>6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6]+1" office:value-type="float" office:value="65" calcext:value-type="float">
            <text:p>6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7]+1" office:value-type="float" office:value="66" calcext:value-type="float">
            <text:p>6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8]+1" office:value-type="float" office:value="67" calcext:value-type="float">
            <text:p>6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1]+1" office:value-type="float" office:value="70" calcext:value-type="float">
            <text:p>7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 table:number-rows-repeated="3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02" table:style-name="ta1"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6]+1" office:value-type="float" office:value="65" calcext:value-type="float">
            <text:p>6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7]+1" office:value-type="float" office:value="66" calcext:value-type="float">
            <text:p>6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8]+1" office:value-type="float" office:value="67" calcext:value-type="float">
            <text:p>6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1]+1" office:value-type="float" office:value="70" calcext:value-type="float">
            <text:p>7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2]+1" office:value-type="float" office:value="71" calcext:value-type="float">
            <text:p>7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3]+1" office:value-type="float" office:value="72" calcext:value-type="float">
            <text:p>7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01" table:style-name="ta1">
        <office:forms form:automatic-focus="false" form:apply-design-mode="false"/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table:formula="of:=[.A69]+1" office:value-type="float" office:value="68" calcext:value-type="float">
            <text:p>6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table:formula="of:=[.A70]+1" office:value-type="float" office:value="69" calcext:value-type="float">
            <text:p>6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table:formula="of:=[.A71]+1" office:value-type="float" office:value="70" calcext:value-type="float">
            <text:p>7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table:formula="of:=[.A72]+1" office:value-type="float" office:value="71" calcext:value-type="float">
            <text:p>7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>
          <table:table-cell table:formula="of:=[.A73]+1" office:value-type="float" office:value="72" calcext:value-type="float">
            <text:p>7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NOT_IN_FRAME</text:p>
          </table:table-cell>
          <table:table-cell table:number-columns-repeated="1021"/>
        </table:table-row>
        <table:table-row table:style-name="ro4" table:number-rows-repeated="71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02" table:style-name="ta1">
        <office:forms form:automatic-focus="false" form:apply-design-mode="false"/>
        <table:table-column table:style-name="co6" table:default-cell-style-name="ce2"/>
        <table:table-column table:style-name="co8" table:default-cell-style-name="ce3"/>
        <table:table-column table:style-name="co4" table:default-cell-style-name="ce3"/>
        <table:table-column table:style-name="co5" table:number-columns-repeated="1021" table:default-cell-style-name="ce3"/>
        <table:table-row table:style-name="ro2">
          <table:table-cell table:style-name="ce1" office:value-type="string" calcext:value-type="string">
            <text:p>frame_id</text:p>
          </table:table-cell>
          <table:table-cell table:style-name="ce1" office:value-type="string" calcext:value-type="string">
            <text:p>left_foot</text:p>
          </table:table-cell>
          <table:table-cell table:style-name="ce1" office:value-type="string" calcext:value-type="string">
            <text:p>right_foot</text:p>
          </table:table-cell>
          <table:table-cell table:style-name="ce1"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36" calcext:value-type="float">
            <text:p>36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39" calcext:value-type="float">
            <text:p>3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1" calcext:value-type="float">
            <text:p>5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2" calcext:value-type="float">
            <text:p>52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3" calcext:value-type="float">
            <text:p>53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5" calcext:value-type="float">
            <text:p>55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ON_GROUND</text:p>
          </table:table-cell>
          <table:table-cell table:content-validation-name="val1" office:value-type="string" calcext:value-type="string">
            <text:p>IN_THE_AIR</text:p>
          </table:table-cell>
          <table:table-cell table:number-columns-repeated="1021"/>
        </table:table-row>
        <table:table-row table:style-name="ro4">
          <table:table-cell office:value-type="float" office:value="67" calcext:value-type="float">
            <text:p>67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8" calcext:value-type="float">
            <text:p>68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69" calcext:value-type="float">
            <text:p>69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0" calcext:value-type="float">
            <text:p>70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1" calcext:value-type="float">
            <text:p>71</text:p>
          </table:table-cell>
          <table:table-cell table:number-columns-repeated="2"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4]+1" office:value-type="float" office:value="73" calcext:value-type="float">
            <text:p>73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5]+1" office:value-type="float" office:value="74" calcext:value-type="float">
            <text:p>74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6]+1" office:value-type="float" office:value="75" calcext:value-type="float">
            <text:p>75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7]+1" office:value-type="float" office:value="76" calcext:value-type="float">
            <text:p>76</text:p>
          </table:table-cell>
          <table:table-cell table:content-validation-name="val1" office:value-type="string" calcext:value-type="string">
            <text:p>IN_THE_AIR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>
          <table:table-cell table:formula="of:=[.A78]+1" office:value-type="float" office:value="77" calcext:value-type="float">
            <text:p>77</text:p>
          </table:table-cell>
          <table:table-cell table:content-validation-name="val1" office:value-type="string" calcext:value-type="string">
            <text:p>NOT_IN_FRAME</text:p>
          </table:table-cell>
          <table:table-cell table:content-validation-name="val1" office:value-type="string" calcext:value-type="string">
            <text:p>ON_GROUND</text:p>
          </table:table-cell>
          <table:table-cell table:number-columns-repeated="1021"/>
        </table:table-row>
        <table:table-row table:style-name="ro4" table:number-rows-repeated="66">
          <table:table-cell/>
          <table:table-cell table:content-validation-name="val1" table:number-columns-repeated="2"/>
          <table:table-cell table:number-columns-repeated="1021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NOTATIONS" table:style-name="ta1">
        <office:forms form:automatic-focus="false" form:apply-design-mode="false"/>
        <table:table-column table:style-name="co7" table:default-cell-style-name="Default"/>
        <table:table-row table:style-name="ro3">
          <table:table-cell office:value-type="string" calcext:value-type="string">
            <text:p>ON_GROUND</text:p>
          </table:table-cell>
        </table:table-row>
        <table:table-row table:style-name="ro3">
          <table:table-cell office:value-type="string" calcext:value-type="string">
            <text:p>IN_THE_AIR</text:p>
          </table:table-cell>
        </table:table-row>
        <table:table-row table:style-name="ro3">
          <table:table-cell office:value-type="string" calcext:value-type="string">
            <text:p>NOT_IN_FR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00/00/00</text:date>, <text:time style:data-style-name="N2" text:time-value="17:18:48.1937759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31:57.634000000</meta:creation-date>
    <dc:date>2018-04-11T17:28:12.117577114</dc:date>
    <meta:editing-duration>PT13H48M3S</meta:editing-duration>
    <meta:editing-cycles>83</meta:editing-cycles>
    <meta:generator>LibreOffice/4.3.3.2$Linux_X86_64 LibreOffice_project/430m0$Build-2</meta:generator>
    <dc:creator>aiporre </dc:creator>
    <meta:document-statistic meta:table-count="9" meta:cell-count="1314" meta:object-count="0"/>
  </office:meta>
</office:document-meta>
</file>